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88cm"/>
    </style:style>
    <style:style style:name="co2" style:family="table-column">
      <style:table-column-properties fo:break-before="auto" style:column-width="1.711cm"/>
    </style:style>
    <style:style style:name="co3" style:family="table-column">
      <style:table-column-properties fo:break-before="auto" style:column-width="4.1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heet №1 on page №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#sheet2.A1" xlink:type="simple">Link №1 to sheet №2 on page № 2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2">
          <table:table-cell table:style-name="ce2" office:value-type="string" calcext:value-type="string">
            <text:p>Sheet №2 on page №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o link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heet №3 on page №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 links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4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4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</meta:initial-creator>
    <dc:creator>Andrey</dc:creator>
    <meta:creation-date>2015-05-26T10:39:30</meta:creation-date>
    <dc:date>2015-05-26T12:39:56</dc:date>
    <meta:generator>LibreOffice/4.3.4.1$Windows_x86 LibreOffice_project/bc356b2f991740509f321d70e4512a6a54c5f243</meta:generator>
    <meta:document-statistic meta:table-count="3" meta:cell-count="99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